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modern" style:font-pitch="fixed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ableColumn3" style:family="table-column">
      <style:table-column-properties style:column-width="4.5138in" style:use-optimal-column-width="false"/>
    </style:style>
    <style:style style:name="Table2" style:family="table">
      <style:table-properties style:width="4.5138in" fo:margin-left="0in" table:align="center"/>
    </style:style>
    <style:style style:name="TableRow4" style:family="table-row">
      <style:table-row-properties style:min-row-height="2.618in" style:use-optimal-row-height="false"/>
    </style:style>
    <style:style style:name="TableCell5" style:family="table-cell">
      <style:table-cell-properties fo:border="none" fo:background-color="#FFFFFF" style:vertical-align="middle" fo:padding-top="0in" fo:padding-left="0.075in" fo:padding-bottom="0in" fo:padding-right="0.075in"/>
    </style:style>
    <style:style style:name="P6" style:parent-style-name="AralıkYok" style:family="paragraph">
      <style:paragraph-properties fo:text-align="center"/>
    </style:style>
    <style:style style:name="T7" style:parent-style-name="VarsayılanParagrafYazıTipi" style:family="text">
      <style:text-properties style:font-name="Cambria" fo:font-size="20pt" style:font-size-asian="20pt" style:font-size-complex="20pt" fo:language="en" fo:country="US"/>
    </style:style>
    <style:style style:name="P8" style:parent-style-name="AralıkYok" style:family="paragraph">
      <style:paragraph-properties fo:text-align="center"/>
    </style:style>
    <style:style style:name="P9" style:parent-style-name="AralıkYok" style:family="paragraph">
      <style:paragraph-properties fo:text-align="center"/>
    </style:style>
    <style:style style:name="T10" style:parent-style-name="VarsayılanParagrafYazıTipi" style:family="text">
      <style:text-properties style:font-name="Cambria" fo:font-size="16pt" style:font-size-asian="16pt" style:font-size-complex="16pt" fo:language="en" fo:country="US"/>
    </style:style>
    <style:style style:name="P11" style:parent-style-name="AralıkYok" style:family="paragraph">
      <style:paragraph-properties fo:text-align="center"/>
    </style:style>
    <style:style style:name="P12" style:parent-style-name="AralıkYok" style:family="paragraph">
      <style:paragraph-properties fo:text-align="center"/>
    </style:style>
    <style:style style:name="P13" style:parent-style-name="Heading1" style:family="paragraph">
      <style:paragraph-properties fo:break-before="page"/>
    </style:style>
    <style:style style:name="P14" style:parent-style-name="Heading2" style:family="paragraph"/>
    <style:style style:name="P15" style:parent-style-name="Standard" style:family="paragraph">
      <style:paragraph-properties fo:margin-bottom="0in" style:line-height-at-least="0.0694in"/>
    </style:style>
    <style:style style:name="T16" style:parent-style-name="VarsayılanParagrafYazıTipi" style:family="text">
      <style:text-properties style:language-asian="tr" style:country-asian="TR"/>
    </style:style>
    <style:style style:name="T17" style:parent-style-name="VarsayılanParagrafYazıTipi" style:family="text">
      <style:text-properties style:language-asian="tr" style:country-asian="TR"/>
    </style:style>
    <style:style style:name="T18" style:parent-style-name="VarsayılanParagrafYazıTipi" style:family="text">
      <style:text-properties fo:font-weight="bold" style:font-weight-asian="bold" style:language-asian="tr" style:country-asian="TR"/>
    </style:style>
    <style:style style:name="T19" style:parent-style-name="VarsayılanParagrafYazıTipi" style:family="text">
      <style:text-properties style:language-asian="tr" style:country-asian="TR"/>
    </style:style>
    <style:style style:name="T20" style:parent-style-name="VarsayılanParagrafYazıTipi" style:family="text">
      <style:text-properties style:language-asian="tr" style:country-asian="TR"/>
    </style:style>
    <style:style style:name="P21" style:parent-style-name="Standard" style:family="paragraph">
      <style:paragraph-properties fo:margin-bottom="0in" style:line-height-at-least="0.0694in"/>
    </style:style>
    <style:style style:name="P22" style:parent-style-name="Standard" style:family="paragraph">
      <style:paragraph-properties fo:margin-bottom="0in" style:line-height-at-least="0.0694in"/>
    </style:style>
    <style:style style:name="T23" style:parent-style-name="VarsayılanParagrafYazıTipi" style:family="text">
      <style:text-properties style:language-asian="tr" style:country-asian="TR"/>
    </style:style>
    <style:style style:name="T24" style:parent-style-name="VarsayılanParagrafYazıTipi" style:family="text">
      <style:text-properties style:language-asian="tr" style:country-asian="TR"/>
    </style:style>
    <style:style style:name="P25" style:parent-style-name="Standard" style:family="paragraph">
      <style:paragraph-properties fo:margin-bottom="0in" style:line-height-at-least="0.0694in"/>
    </style:style>
    <style:style style:name="P26" style:parent-style-name="Standard" style:family="paragraph">
      <style:paragraph-properties fo:margin-bottom="0in" style:line-height-at-least="0.0694in"/>
    </style:style>
    <style:style style:name="P27" style:parent-style-name="Heading3" style:family="paragraph">
      <style:paragraph-properties fo:margin-top="0in"/>
    </style:style>
    <style:style style:name="T28" style:parent-style-name="VarsayılanParagrafYazıTipi" style:family="text">
      <style:text-properties fo:font-weight="bold" style:font-weight-asian="bold" style:font-weight-complex="bold" fo:color="#000000" style:language-asian="tr" style:country-asian="TR"/>
    </style:style>
    <style:style style:name="T29" style:parent-style-name="VarsayılanParagrafYazıTipi" style:family="text">
      <style:text-properties fo:font-weight="bold" style:font-weight-asian="bold" style:font-weight-complex="bold" fo:color="#000000" style:language-asian="tr" style:country-asian="TR"/>
    </style:style>
    <style:style style:name="T30" style:parent-style-name="VarsayılanParagrafYazıTipi" style:family="text">
      <style:text-properties fo:font-weight="bold" style:font-weight-asian="bold" style:font-weight-complex="bold" fo:color="#000000" style:language-asian="tr" style:country-asian="TR"/>
    </style:style>
    <style:style style:name="T31" style:parent-style-name="VarsayılanParagrafYazıTipi" style:family="text">
      <style:text-properties fo:color="#000000" style:language-asian="tr" style:country-asian="TR"/>
    </style:style>
    <style:style style:name="T32" style:parent-style-name="VarsayılanParagrafYazıTipi" style:family="text">
      <style:text-properties fo:color="#000000" style:language-asian="tr" style:country-asian="TR"/>
    </style:style>
    <style:style style:name="T33" style:parent-style-name="VarsayılanParagrafYazıTipi" style:family="text">
      <style:text-properties fo:color="#000000" style:language-asian="tr" style:country-asian="TR"/>
    </style:style>
    <style:style style:name="TableColumn35" style:family="table-column">
      <style:table-column-properties style:column-width="6.2986in" style:use-optimal-column-width="false"/>
    </style:style>
    <style:style style:name="Table34" style:family="table">
      <style:table-properties style:width="6.2986in" fo:margin-left="0.0312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fo:padding-top="0.0381in" fo:padding-left="0.0381in" fo:padding-bottom="0.0381in" fo:padding-right="0.0381in"/>
    </style:style>
  </office:automatic-styles>
  <office:body>
    <office:text text:use-soft-page-breaks="true">
      <text:p text:style-name="P1"/>
      <text:p text:style-name="Standard"/>
      <text:p text:style-name="Standard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Data Organization and Management</text:span></text:p>
            <text:p text:style-name="P8"/>
            <text:p text:style-name="P9"><text:span text:style-name="T10">File I/O &amp; Binary Search in File</text:span></text:p>
            <text:p text:style-name="P11"/>
            <text:p text:style-name="P12"><text:span text:style-name="VarsayılanParagrafYazıTipi">19</text:span><text:span text:style-name="VarsayılanParagrafYazıTipi">.04.2017</text:span></text:p>
          </table:table-cell>
        </table:table-row>
      </table:table>
      <text:p text:style-name="Standard"/>
      <text:soft-page-break/>
      <text:list text:style-name="WWNum3">
        <text:list-item text:start-value="1">
          <text:p text:style-name="P13">Binary Search File</text:p>
        </text:list-item>
      </text:list>
      <text:list text:style-name="WWNum4" text:continue-numbering="true">
        <text:list-item>
          <text:list>
            <text:list-item>
              <text:p text:style-name="P14">Introduction</text:p>
            </text:list-item>
          </text:list>
        </text:list-item>
      </text:list>
      <text:p text:style-name="Textbody"/>
      <text:p text:style-name="P15"><text:span text:style-name="T16">In this laboratory session, you will be expected to implement and<text:s/></text:span><text:span text:style-name="T17">analyze Binary Search Algorithm on files. As you know from data structures course, binary search has log(n) complexity and works on<text:s/></text:span><text:span text:style-name="T18">sorted data</text:span><text:span text:style-name="T19">. To use Binary Search on files, you will need a sorted file. In this laboratory section we will focus on Person<text:s/></text:span><text:span text:style-name="T20">structure whose elements are name, ID and three floats.</text:span></text:p>
      <text:p text:style-name="P21"/>
      <text:p text:style-name="P22"><text:span text:style-name="T23">Download the lab pack and extract it. In the pack there is an</text:span><text:span text:style-name="T24"><text:s/>incomplete C file named binaeySearch.c</text:span></text:p>
      <text:p text:style-name="P25"/>
      <text:p text:style-name="P26"/>
      <text:p text:style-name="Standard">As the first task review the code in detail and afterward complete the the tasks below.</text:p>
      <text:list text:style-name="WWNum4" text:continue-numbering="true">
        <text:list-item>
          <text:list>
            <text:list-item>
              <text:list>
                <text:list-item>
                  <text:p text:style-name="P27">Tasks</text:p>
                </text:list-item>
              </text:list>
            </text:list-item>
          </text:list>
        </text:list-item>
      </text:list>
      <text:p text:style-name="Standard"><text:span text:style-name="T28">Tas</text:span><text:span text:style-name="T29">k<text:s/></text:span><text:span text:style-name="T30">-</text:span><text:span text:style-name="T31"><text:s/></text:span><text:span text:style-name="T32">Complete</text:span><text:span text:style-name="T33"><text:s/>the blank(dotted) lines. Paste Only the dotted lines below.</text:span>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modern" style:font-pitch="fixed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DejaVu Sans Mono" svg:font-family="DejaVu Sans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88in" fo:line-height="115%">
        <style:tab-stops>
          <style:tab-stop style:type="left" style:position="0.4923in"/>
        </style:tab-stops>
      </style:paragraph-properties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ralıkYok" style:display-name="Aralık Yok" style:family="paragraph">
      <style:paragraph-properties fo:widows="2" fo:orphans="2" style:line-height-at-least="0.0694in">
        <style:tab-stops>
          <style:tab-stop style:type="left" style:position="0.4916in"/>
        </style:tab-stops>
      </style:paragraph-properties>
      <style:text-properties style:font-name="Calibri" style:font-name-asian="Times New Roman" style:font-name-complex="Times New Roman" fo:color="#00000A" fo:font-size="11pt" style:font-size-asian="11pt" style:font-size-complex="11pt" fo:language="tr" fo:country="TR" style:language-asian="tr" style:country-asian="TR" style:language-complex="ar" style:country-complex="SA" fo:hyphenate="false"/>
    </style:style>
    <style:style style:name="BalonMetni" style:display-name="Balon Metni" style:family="paragraph" style:parent-style-name="Standard">
      <style:paragraph-properties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ListeParagraf" style:display-name="Liste Paragraf" style:family="paragraph" style:parent-style-name="Standard">
      <style:paragraph-properties fo:text-align="justify" fo:margin-left="0.5in">
        <style:tab-stops>
          <style:tab-stop style:type="left" style:position="-0.007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Standard">
      <style:paragraph-properties fo:margin-bottom="0in" style:line-height-at-least="0.0694in"/>
      <style:text-properties style:font-name="Tahoma" style:font-name-complex="Tahoma" fo:font-size="8pt" style:font-size-asian="8pt" style:font-size-complex="8pt" fo:hyphenate="false"/>
    </style:style>
    <style:style style:name="Subtitle" style:display-name="Subtitle" style:family="paragraph" style:parent-style-name="Standard" style:next-style-name="Textbody">
      <style:paragraph-properties fo:text-align="center"/>
      <style:text-properties style:font-name="Cambria" fo:font-style="italic" style:font-style-asian="italic" style:font-style-complex="italic" fo:color="#4F81BD" fo:letter-spacing="0.0104in" fo:hyphenate="false"/>
    </style:style>
    <style:style style:name="ListParagraph" style:display-name="List Paragraph" style:family="paragraph" style:parent-style-name="Standard">
      <style:paragraph-properties fo:margin-left="0.5in">
        <style:tab-stops>
          <style:tab-stop style:type="left" style:position="-0.007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fo:font-size="10pt" style:font-size-asian="10pt" style:font-size-complex="10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>
          <style:tab-stop style:type="left" style:position="0.2569in"/>
        </style:tab-stops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>
          <style:tab-stop style:type="left" style:position="0.2569in"/>
        </style:tab-stops>
      </style:paragraph-properties>
      <style:text-properties fo:font-size="10pt" style:font-size-asian="10pt" style:font-size-complex="10pt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>
          <style:tab-stop style:type="left" style:position="0.0986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VarsayılanParagrafYazıTipi" style:display-name="Varsayılan Paragraf Yazı Tipi" style:family="text"/>
    <style:style style:name="AralıkYokChar" style:display-name="Aralık Yok Char" style:family="text" style:parent-style-name="VarsayılanParagrafYazıTipi">
      <style:text-properties style:font-name-asian="Times New Roman" style:language-asian="tr" style:country-asian="TR"/>
    </style:style>
    <style:style style:name="BalonMetniChar" style:display-name="Balon Metni Char" style:family="text" style:parent-style-name="VarsayılanParagrafYazıTipi">
      <style:text-properties style:font-name="Tahoma" style:font-name-complex="Tahoma" fo:font-size="8pt" style:font-size-asian="8pt" style:font-size-complex="8pt"/>
    </style:style>
    <style:style style:name="Başlık1Char" style:display-name="Başlık 1 Char" style:family="text" style:parent-style-name="VarsayılanParagrafYazıTipi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aşlık2Char" style:display-name="Başlık 2 Char" style:family="text" style:parent-style-name="VarsayılanParagrafYazıTipi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şlık3Char" style:display-name="Başlık 3 Char" style:family="text" style:parent-style-name="VarsayılanParagrafYazıTipi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4Char" style:display-name="Heading 4 Char" style:family="text" style:parent-style-name="DefaultParagraphFont">
      <style:text-properties style:font-name="Cambria" fo:font-weight="bold" style:font-weight-asian="bold" style:font-weight-complex="bold" fo:font-style="italic" style:font-style-asian="italic" style:font-style-complex="italic" fo:color="#4F81BD"/>
    </style:style>
    <style:style style:name="SubtitleChar" style:display-name="Subtitle Char" style:family="text" style:parent-style-name="DefaultParagraphFont">
      <style:text-properties style:font-name="Cambria" fo:font-style="italic" style:font-style-asian="italic" style:font-style-complex="italic" fo:color="#4F81BD" fo:letter-spacing="0.0104in" fo:font-size="12pt" style:font-size-asian="12pt" style:font-size-complex="12pt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 fo:language="en" fo:country="US" style:language-asian="en" style:country-asian="US" style:language-complex="en" style:country-complex="US"/>
    </style:style>
    <style:style style:name="Endnoteanchor" style:display-name="Endnote anchor" style:family="text">
      <style:text-properties style:text-position="super 66.6%"/>
    </style:style>
    <style:style style:name="SourceText" style:display-name="Source Text" style:family="text">
      <style:text-properties style:font-name="DejaVu Sans Mono" style:font-name-asian="WenQuanYi Micro Hei" style:font-name-complex="Lohit Hindi"/>
    </style:style>
    <style:style style:name="Example" style:display-name="Example" style:family="text">
      <style:text-properties style:font-name="DejaVu Sans Mono" style:font-name-asian="WenQuanYi Micro Hei" style:font-name-complex="Lohit Hindi"/>
    </style:style>
    <text:list-style style:name="WWNum1" style:display-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2" style:display-name="WW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3" style:display-name="WW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Num4" style:display-name="WW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in" fo:margin-left="0.9847in" fo:margin-bottom="0.0784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ata Organization and Management</dc:title>
    <dc:subject>XML  Validation and XSL Transformation in Qt</dc:subject>
    <meta:initial-creator>Tolga BERBER</meta:initial-creator>
    <dc:creator>mansur</dc:creator>
    <meta:creation-date>2012-03-01T09:27:00Z</meta:creation-date>
    <dc:date>2017-04-19T15:02:00Z</dc:date>
    <meta:print-date>2012-03-01T08:48:00Z</meta:print-date>
    <meta:template xlink:href="Normal.dotm" xlink:type="simple"/>
    <meta:editing-cycles>35</meta:editing-cycles>
    <meta:editing-duration>PT1380S</meta:editing-duration>
    <meta:document-statistic meta:page-count="2" meta:paragraph-count="1" meta:word-count="115" meta:character-count="774" meta:row-count="5" meta:non-whitespace-character-count="660"/>
  </office:meta>
</office:document-meta>
</file>